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c00b" officeooo:paragraph-rsid="0015ae96"/>
    </style:style>
    <style:style style:name="P2" style:family="paragraph" style:parent-style-name="Standard">
      <style:text-properties officeooo:paragraph-rsid="0015ae96"/>
    </style:style>
    <style:style style:name="T1" style:family="text">
      <style:text-properties officeooo:rsid="001e33b5"/>
    </style:style>
    <style:style style:name="T2" style:family="text">
      <style:text-properties officeooo:rsid="0015ae96"/>
    </style:style>
    <style:style style:name="T3" style:family="text">
      <style:text-properties officeooo:rsid="001cc0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Работу выполнил<text:span text:style-name="T2">и</text:span> <text:span text:style-name="T2">Лилия Вакулина и Анастасия Круцкая</text:span>, учени<text:span text:style-name="T2">цы</text:span> 11-А класса</text:p>
      <text:p text:style-name="P1">Энергодарская ООШ № 2</text:p>
      <text:p text:style-name="P1">Учитель: Трубицына Анастасия Леонидовна</text:p>
      <text:p text:style-name="P1"/>
      <text:p text:style-name="P1">Ссылка на сайт:</text:p>
      <text:p text:style-name="P1"><text:a xlink:type="simple" xlink:href="http://www.imxprs.com/free/private/the-history-legacy/" text:style-name="Internet_20_link" text:visited-style-name="Visited_20_Internet_20_Link">http://www.imxprs.com/free/private/the-history-legacy/</text:a> </text:p>
      <text:p text:style-name="P1"/>
      <text:p text:style-name="P1">Ссылка на страницу входа:</text:p>
      <text:p text:style-name="P1"><text:a xlink:type="simple" xlink:href="http://xprs.imcreator.com/start#login" text:style-name="Internet_20_link" text:visited-style-name="Visited_20_Internet_20_Link">http://xprs.imcreator.com/start#login</text:a> </text:p>
      <text:p text:style-name="P1"/>
      <text:p text:style-name="P1">Данные для входа <text:span text:style-name="T1">(логин и пароль):</text:span></text:p>
      <text:p text:style-name="P2"><text:span text:style-name="T3">private</text:span></text:p>
      <text:p text:style-name="P1">qw123123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7T16:16:43.169979338</meta:creation-date>
    <dc:date>2017-09-17T16:23:31.225830446</dc:date>
    <meta:editing-duration>PT7S</meta:editing-duration>
    <meta:editing-cycles>1</meta:editing-cycles>
    <meta:document-statistic meta:table-count="0" meta:image-count="0" meta:object-count="0" meta:page-count="1" meta:paragraph-count="10" meta:word-count="35" meta:character-count="314" meta:non-whitespace-character-count="287"/>
    <meta:generator>LibreOffice/5.4.1.2$Linux_X86_64 LibreOffice_project/40m0$Build-2</meta:generator>
  </office:meta>
</office:document-meta>
</file>